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44691" officeooo:paragraph-rsid="00044691"/>
    </style:style>
    <style:style style:name="P2" style:family="paragraph" style:parent-style-name="Footer">
      <style:paragraph-properties fo:text-align="center" style:justify-single-word="false"/>
      <style:text-properties officeooo:rsid="00044691" officeooo:paragraph-rsid="00044691"/>
    </style:style>
    <style:style style:name="P3" style:family="paragraph" style:parent-style-name="Standard">
      <style:text-properties officeooo:paragraph-rsid="000a2f78"/>
    </style:style>
    <style:style style:name="P4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/>
      <style:text-properties officeooo:rsid="00044691" officeooo:paragraph-rsid="00044691"/>
    </style:style>
    <style:style style:name="P5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>
        <style:tab-stops>
          <style:tab-stop style:position="2cm" style:leader-style="dotted" style:leader-text="."/>
          <style:tab-stop style:position="9.999cm" style:type="center" style:leader-style="solid" style:leader-text="_"/>
        </style:tab-stops>
      </style:paragraph-properties>
      <style:text-properties officeooo:rsid="00044691" officeooo:paragraph-rsid="00044691"/>
    </style:style>
    <style:style style:name="P6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>
        <style:tab-stops>
          <style:tab-stop style:position="2cm" style:leader-style="dotted" style:leader-text="."/>
          <style:tab-stop style:position="9.999cm" style:leader-style="solid" style:leader-text="_"/>
        </style:tab-stops>
      </style:paragraph-properties>
      <style:text-properties officeooo:rsid="00044691" officeooo:paragraph-rsid="00044691"/>
    </style:style>
    <style:style style:name="P7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>
        <style:tab-stops>
          <style:tab-stop style:position="2cm" style:leader-style="dotted" style:leader-text="."/>
          <style:tab-stop style:position="9.999cm" style:type="right" style:leader-style="solid" style:leader-text="_"/>
        </style:tab-stops>
      </style:paragraph-properties>
      <style:text-properties officeooo:rsid="00044691" officeooo:paragraph-rsid="000a2f78"/>
    </style:style>
    <style:style style:name="P8" style:family="paragraph" style:parent-style-name="Standard">
      <loext:graphic-properties draw:fill="solid" draw:fill-color="#e0c2cd"/>
      <style:paragraph-properties fo:margin-left="0cm" fo:margin-right="6.001cm" fo:text-indent="1cm" style:auto-text-indent="false" fo:background-color="#e0c2cd">
        <style:tab-stops>
          <style:tab-stop style:position="2cm" style:leader-style="dotted" style:leader-text="."/>
          <style:tab-stop style:position="15cm" style:type="center" style:leader-style="dotted" style:leader-text="."/>
        </style:tab-stops>
      </style:paragraph-properties>
      <style:text-properties officeooo:rsid="00044691" officeooo:paragraph-rsid="00080639"/>
    </style:style>
    <style:style style:name="P9" style:family="paragraph" style:parent-style-name="Standard">
      <loext:graphic-properties draw:fill="solid" draw:fill-color="#e0c2cd"/>
      <style:paragraph-properties fo:margin-left="0cm" fo:margin-right="6.001cm" fo:text-indent="1cm" style:auto-text-indent="false" fo:background-color="#e0c2cd">
        <style:tab-stops>
          <style:tab-stop style:position="2cm" style:leader-style="dotted" style:leader-text="."/>
          <style:tab-stop style:position="15cm" style:leader-style="dotted" style:leader-text="."/>
        </style:tab-stops>
      </style:paragraph-properties>
      <style:text-properties officeooo:rsid="00044691" officeooo:paragraph-rsid="00080639"/>
    </style:style>
    <style:style style:name="P10" style:family="paragraph" style:parent-style-name="Standard">
      <loext:graphic-properties draw:fill="solid" draw:fill-color="#e0c2cd"/>
      <style:paragraph-properties fo:margin-left="0cm" fo:margin-right="6.001cm" fo:text-indent="1cm" style:auto-text-indent="false" fo:background-color="#e0c2cd">
        <style:tab-stops>
          <style:tab-stop style:position="2cm" style:leader-style="dotted" style:leader-text="."/>
          <style:tab-stop style:position="15cm" style:type="right" style:leader-style="dotted" style:leader-text="."/>
        </style:tab-stops>
      </style:paragraph-properties>
      <style:text-properties officeooo:rsid="00044691" officeooo:paragraph-rsid="000a2f78"/>
    </style:style>
    <style:style style:name="P11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>
        <style:tab-stops>
          <style:tab-stop style:position="2cm" style:leader-style="dotted" style:leader-text="."/>
          <style:tab-stop style:position="9.999cm" style:leader-style="solid" style:leader-text="_"/>
        </style:tab-stops>
      </style:paragraph-properties>
      <style:text-properties officeooo:rsid="00068515" officeooo:paragraph-rsid="00068515"/>
    </style:style>
    <style:style style:name="P12" style:family="paragraph" style:parent-style-name="Standard">
      <loext:graphic-properties draw:fill="solid" draw:fill-color="#e0c2cd"/>
      <style:paragraph-properties fo:margin-left="0cm" fo:margin-right="6.001cm" fo:text-indent="1cm" style:auto-text-indent="false" fo:background-color="#e0c2cd">
        <style:tab-stops>
          <style:tab-stop style:position="2cm" style:leader-style="dotted" style:leader-text="."/>
          <style:tab-stop style:position="15cm" style:leader-style="solid" style:leader-text="_"/>
        </style:tab-stops>
      </style:paragraph-properties>
      <style:text-properties officeooo:rsid="00068515" officeooo:paragraph-rsid="00080639"/>
    </style:style>
    <style:style style:name="P13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>
        <style:tab-stops>
          <style:tab-stop style:position="2cm" style:leader-style="dotted" style:leader-text="."/>
          <style:tab-stop style:position="9.999cm" style:type="char" style:char="." style:leader-style="solid" style:leader-text="_"/>
        </style:tab-stops>
      </style:paragraph-properties>
      <style:text-properties officeooo:paragraph-rsid="000a29e0"/>
    </style:style>
    <style:style style:name="P14" style:family="paragraph" style:parent-style-name="Standard">
      <loext:graphic-properties draw:fill="solid" draw:fill-color="#e0c2cd"/>
      <style:paragraph-properties fo:margin-left="0cm" fo:margin-right="6.001cm" fo:text-indent="1cm" style:auto-text-indent="false" fo:background-color="#e0c2cd">
        <style:tab-stops>
          <style:tab-stop style:position="2cm" style:leader-style="dotted" style:leader-text="."/>
          <style:tab-stop style:position="15cm" style:type="char" style:char="." style:leader-style="dotted" style:leader-text="."/>
        </style:tab-stops>
      </style:paragraph-properties>
      <style:text-properties officeooo:paragraph-rsid="00080639"/>
    </style:style>
    <style:style style:name="P15" style:family="paragraph" style:parent-style-name="Standard" style:master-page-name="">
      <loext:graphic-properties draw:fill="solid" draw:fill-color="#e0c2cd"/>
      <style:paragraph-properties fo:margin-left="0cm" fo:margin-right="6.001cm" fo:text-indent="1cm" style:auto-text-indent="false" style:page-number="auto" fo:break-before="auto" fo:break-after="auto" fo:background-color="#e0c2cd"/>
      <style:text-properties officeooo:paragraph-rsid="00080639"/>
    </style:style>
    <style:style style:name="T1" style:family="text">
      <style:text-properties officeooo:rsid="000e8880"/>
    </style:style>
    <style:style style:name="T2" style:family="text">
      <style:text-properties officeooo:rsid="00044691"/>
    </style:style>
    <style:style style:name="T3" style:family="text">
      <style:text-properties style:font-name="Liberation Sans" fo:font-size="10.5pt" officeooo:rsid="00060651"/>
    </style:style>
    <style:style style:name="T4" style:family="text">
      <style:text-properties style:font-name="Liberation Sans" fo:font-size="10.5pt" officeooo:rsid="00080639"/>
    </style:style>
    <style:style style:name="T5" style:family="text">
      <style:text-properties style:font-name="Liberation Sans" fo:font-size="10.5pt" officeooo:rsid="000a29e0"/>
    </style:style>
    <style:style style:name="T6" style:family="text">
      <style:text-properties officeooo:rsid="00080639"/>
    </style:style>
    <style:style style:name="T7" style:family="text">
      <style:text-properties officeooo:rsid="0009adf4"/>
    </style:style>
    <style:style style:name="T8" style:family="text">
      <style:text-properties officeooo:rsid="000685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182_2634540123"/>Tab over Spacing at the end of the paragraph area is still supported in c15.</text:p>
      <text:p text:style-name="P6">A left tab positioned at<text:tab/>10cm <text:s/>looks like this. It wraps around forever1 and forever2 and forever3 and forever4 and forever5 and forever6 <text:span text:style-name="T3">tab<text:tab/></text:span>forever7 and forever8 and forever9 and forever10.</text:p>
      <text:p text:style-name="P5">A centered tab positioned at<text:tab/>10cm <text:s/>looks like this. It wraps around forever1 and forever2 and forever3 and forever4 and forever5 and forever6 <text:span text:style-name="T3">tab<text:tab/></text:span>forever7 and forever8 and forever9 and forever10.</text:p>
      <text:p text:style-name="P3"><text:span text:style-name="T8"><text:tab/></text:span><text:span text:style-name="T7">|<text:tab/>|<text:tab/>|<text:tab/>|<text:tab/>|</text:span><text:tab/><text:span text:style-name="T7">|<text:tab/>|<text:tab/>|<text:tab/>|<text:tab/>|</text:span></text:p>
      <text:p text:style-name="P7">A right tab positioned at<text:tab/>10cm <text:s/>looks like this. It wraps around forever1 and forever2 and forever3 and forever4 and forever5 and forever6 <text:span text:style-name="T3">tab<text:tab/></text:span>forever7 and forever8 and forever9 and forever10.</text:p>
      <text:p text:style-name="P13"><text:span text:style-name="T2">A decimal tab positioned at<text:tab/>10cm <text:s/>looks like this. It 1.0 wraps around forever1 and forever2 and forever3 and forever4 and forever5 and forever6 </text:span><text:span text:style-name="T3">tab</text:span><text:soft-page-break/><text:span text:style-name="T3"><text:tab/></text:span><text:span text:style-name="T2">forever7 </text:span><text:span text:style-name="T5">and </text:span><text:span text:style-name="T2">forever8 and forever9 and forever10.</text:span></text:p>
      <text:p text:style-name="P11">TabOverflow does what?<text:tab/><text:tab/><text:tab/><text:tab/><text:tab/><text:tab/><text:tab/></text:p>
      <text:p text:style-name="Standard"/>
      <text:p text:style-name="Standard"/>
      <text:p text:style-name="P15"><text:span text:style-name="T2">Tab over </text:span><text:span text:style-name="T4">Margin</text:span><text:span text:style-name="T2"> at the end of the paragraph area is </text:span><text:span text:style-name="T4">no longer</text:span><text:span text:style-name="T2"> supported in c15.</text:span></text:p>
      <text:p text:style-name="P9">A left tab positioned at<text:tab/>1<text:span text:style-name="T6">5</text:span>cm <text:s/>looks like this. It wraps around forever1 and forever2 and forever3 and forever4 and forever5 and forever6 <text:span text:style-name="T3">tab<text:tab/></text:span>forever7 and forever8 and forever9 and forever10.</text:p>
      <text:p text:style-name="P8">A centered tab positioned at<text:tab/>1<text:span text:style-name="T6">5</text:span>cm <text:s/>looks like this. It wraps around forever1 and forever2 and forever3 <text:soft-page-break/>and forever4 and forever5 and forever6 <text:span text:style-name="T3">tab<text:tab/></text:span>forever7 and forever8 and forever9 and forever10.</text:p>
      <text:p text:style-name="Standard"><text:span text:style-name="T8"><text:tab/></text:span><text:span text:style-name="T7">|<text:tab/>|<text:tab/>|<text:tab/>|<text:tab/>|</text:span><text:tab/><text:span text:style-name="T7">|<text:tab/>|<text:tab/>|<text:tab/>|<text:tab/>|</text:span></text:p>
      <text:p text:style-name="P10">A right tab positioned at<text:tab/>1<text:span text:style-name="T6">5</text:span>cm <text:s/>looks like this. It wraps around forever1 and forever2 and forever3 and forever4 and forever5 and forever6 <text:span text:style-name="T3">tab<text:tab/></text:span>forever7 and forever8 and forever9 and forever10.</text:p>
      <text:p text:style-name="P14"><text:span text:style-name="T2">A decimal tab positioned at<text:tab/>1</text:span><text:span text:style-name="T6">5</text:span><text:span text:style-name="T2">cm <text:s/>looks like this. It 1.0 wraps around forever1 and forever2 and forever3 and forever4 and forever5 and forever6 and forever7 </text:span><text:span text:style-name="T3">tab<text:tab/></text:span><text:span text:style-name="T2">forever8 and forever9 and forever10.</text:span></text:p>
      <text:p text:style-name="P12">TabOverflow does what?<text:tab/><text:tab/><text:tab/><text:tab/><text:tab/><text:tab/><text:tab/><text:bookmark-end text:name="__DdeLink__182_26345401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/>
      <style:text-properties style:font-name="Liberation Sans" fo:font-family="'Liberation Sans'" style:font-style-name="Regular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44691" officeooo:paragraph-rsid="00044691"/>
    </style:style>
    <style:style style:name="MP2" style:family="paragraph" style:parent-style-name="Footer">
      <style:paragraph-properties fo:text-align="center" style:justify-single-word="false"/>
      <style:text-properties officeooo:rsid="00044691" officeooo:paragraph-rsid="00044691"/>
    </style:style>
    <style:style style:name="MT1" style:family="text">
      <style:text-properties officeooo:rsid="000e8880"/>
    </style:style>
    <style:page-layout style:name="Mpm1">
      <style:page-layout-properties fo:page-width="21.001cm" fo:page-height="14.801cm" style:num-format="1" style:print-orientation="landscape" fo:margin-top="1.499cm" fo:margin-bottom="1.499cm" fo:margin-left="4.001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ibreOffice <text:span text:style-name="MT1">compatibility</text:span></text:p>
      </style:header>
      <style:footer>
        <text:p text:style-name="MP2">Page 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7:51:06.636463740</meta:creation-date>
    <dc:date>2021-06-04T10:33:15.240497559</dc:date>
    <meta:editing-duration>PT20M34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3" meta:paragraph-count="16" meta:word-count="311" meta:character-count="1836" meta:non-whitespace-character-count="1517"/>
  </office:meta>
</office:document-meta>
</file>